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fe7" officeooo:paragraph-rsid="00067fe7"/>
    </style:style>
    <style:style style:name="P2" style:family="paragraph" style:parent-style-name="Standard">
      <style:text-properties officeooo:rsid="0007b62e" officeooo:paragraph-rsid="0007b62e"/>
    </style:style>
    <style:style style:name="P3" style:family="paragraph" style:parent-style-name="Standard">
      <style:text-properties officeooo:rsid="00067fe7" officeooo:paragraph-rsid="00067fe7"/>
    </style:style>
    <style:style style:name="P4" style:family="paragraph" style:parent-style-name="Standard">
      <style:text-properties officeooo:rsid="00067fe7" officeooo:paragraph-rsid="0009e3da"/>
    </style:style>
    <style:style style:name="T1" style:family="text">
      <style:text-properties officeooo:rsid="0009e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file as:</text:p>
      <text:p text:style-name="P1"/>
      <text:p text:style-name="P2">For full adder</text:p>
      <text:p text:style-name="P1">python glowworm_fa.py (for full adder) <text:span text:style-name="T1">(for worst case)</text:span></text:p>
      <text:p text:style-name="P2">FA_leakage_MGK22nm.sp</text:p>
      <text:p text:style-name="P2">FA_delays_MGK22nm.sp</text:p>
      <text:p text:style-name="P2"/>
      <text:p text:style-name="P2">good_not_delay.txt (stores the good delays)</text:p>
      <text:p text:style-name="P2">good_not_leakage.txt (stores the good leakages)</text:p>
      <text:p text:style-name="P2">good_not_wl.txt (stores the good w and l values)</text:p>
      <text:p text:style-name="P1"/>
      <text:p text:style-name="P1"/>
      <text:p text:style-name="P2">For inverter</text:p>
      <text:p text:style-name="P1"/>
      <text:p text:style-name="P1">python glowworm_not.py(for inverter) <text:span text:style-name="T1">(without PVT)</text:span></text:p>
      <text:p text:style-name="P4">python glowworm_not<text:span text:style-name="T1">1</text:span>.py(for inverter) <text:span text:style-name="T1">(with PVT)</text:span></text:p>
      <text:p text:style-name="P1"/>
      <text:p text:style-name="P1">netlists:</text:p>
      <text:p text:style-name="P1">not_del.sp </text:p>
      <text:p text:style-name="P2">not_leak.sp</text:p>
      <text:p text:style-name="P2"/>
      <text:p text:style-name="P1">ntesting_good_not_delay.txt (stores the good delays)</text:p>
      <text:p text:style-name="P1">ntesting_good_not_leakage.txt (stores the good leakages)</text:p>
      <text:p text:style-name="P1">ntesting_good_not_wl.txt (stores the good w and l values)</text:p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3:32:19.989954700</meta:creation-date>
    <dc:date>2019-05-01T02:21:34.190626392</dc:date>
    <meta:editing-duration>PT7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67" meta:character-count="567" meta:non-whitespace-character-count="515"/>
  </office:meta>
</office:document-meta>
</file>